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ded5" officeooo:paragraph-rsid="0017ded5"/>
    </style:style>
    <style:style style:name="P2" style:family="paragraph" style:parent-style-name="Standard">
      <style:text-properties officeooo:rsid="0017ded5" officeooo:paragraph-rsid="0017ded5"/>
    </style:style>
    <style:style style:name="P3" style:family="paragraph" style:parent-style-name="Standard">
      <style:text-properties officeooo:rsid="001936e9" officeooo:paragraph-rsid="001936e9"/>
    </style:style>
    <style:style style:name="P4" style:family="paragraph" style:parent-style-name="Standard">
      <style:text-properties officeooo:paragraph-rsid="001936e9"/>
    </style:style>
    <style:style style:name="P5" style:family="paragraph" style:parent-style-name="Standard">
      <style:text-properties officeooo:rsid="0019632d" officeooo:paragraph-rsid="0019632d"/>
    </style:style>
    <style:style style:name="P6" style:family="paragraph" style:parent-style-name="Standard">
      <style:text-properties officeooo:paragraph-rsid="0019632d"/>
    </style:style>
    <style:style style:name="P7" style:family="paragraph" style:parent-style-name="Standard">
      <style:text-properties officeooo:rsid="001b397d" officeooo:paragraph-rsid="001b397d"/>
    </style:style>
    <style:style style:name="P8" style:family="paragraph" style:parent-style-name="Standard">
      <style:text-properties officeooo:paragraph-rsid="001b397d"/>
    </style:style>
    <style:style style:name="T1" style:family="text">
      <style:text-properties officeooo:rsid="001936e9"/>
    </style:style>
    <style:style style:name="T2" style:family="text">
      <style:text-properties officeooo:rsid="0019632d"/>
    </style:style>
    <style:style style:name="T3" style:family="text">
      <style:text-properties officeooo:rsid="001b39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lide titre :</text:p>
      <text:p text:style-name="P1">Tnak you for attending my phD defense</text:p>
      <text:p text:style-name="P1"/>
      <text:p text:style-name="P3">Slide Context :</text:p>
      <text:p text:style-name="P3"/>
      <text:p text:style-name="P3"/>
      <text:p text:style-name="P3">Although NV centers have been identified more than 50 years ago, the interest for NV centers only really sparked in 1997 when for the first time single NV centers were isolated. This allowed for a better control of their quantum properties, and a better understanding of their physics. </text:p>
      <text:p text:style-name="P4"><text:span text:style-name="T1">Since then, single NV centers have been succesfully used in many quantum technologies...</text:span></text:p>
      <text:p text:style-name="P1"/>
      <text:p text:style-name="P1"/>
      <text:p text:style-name="P1">Slide outline :</text:p>
      <text:p text:style-name="P1">This presentation will be divided in four parts : </text:p>
      <text:p text:style-name="P1">I will start by briefly dicussing the advantages of quantum mechanics in precision measurement</text:p>
      <text:p text:style-name="P1">I will then present the nitrogen-vacancy center in diamond and how it is used to perform magnetometry, that is measuring magnetic fields,</text:p>
      <text:p text:style-name="P1">I will then detail and charcterize a new magnetometry protocol with NV centers which I developped during my PhD,</text:p>
      <text:p text:style-name="P1">and finally I will explain the underlying mechanisms which allo</text:p>
      <text:p text:style-name="P1"/>
      <text:p text:style-name="P1"/>
      <text:p text:style-name="P1"/>
      <text:p text:style-name="P5">Slide magnetometers :</text:p>
      <text:p text:style-name="P5"/>
      <text:p text:style-name="P5"/>
      <text:p text:style-name="P5"/>
      <text:p text:style-name="P6"><text:span text:style-name="T2">The second solution, which I am going to illustrate later, is to exploit the interactions and to use them to </text:span><text:span text:style-name="T3">our</text:span><text:span text:style-name="T2"> advantage.</text:span></text:p>
      <text:p text:style-name="P6"/>
      <text:p text:style-name="P6"/>
      <text:p text:style-name="P7">~~~~~~~~~~~~~~~~~~~~~~~NV &amp; Fab ~~~~~~~~~~~~~~~~</text:p>
      <text:p text:style-name="P7"/>
      <text:p text:style-name="P7">Slide fab :</text:p>
      <text:p text:style-name="P7"/>
      <text:p text:style-name="P8"><text:span text:style-name="T3">Antoher defect that need to be tracked is the substituional nitrogen center or P1 center. In these kind of samples, P1 centers are the most abundant defect and the main source of magnetic noise, which deteriorates the NV spin properti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2T09:44:54.851934764</meta:creation-date>
    <dc:date>2022-12-02T17:55:01.969493828</dc:date>
    <meta:editing-duration>PT1H56M1S</meta:editing-duration>
    <meta:editing-cycles>2</meta:editing-cycles>
    <meta:generator>LibreOffice/6.4.7.2$Linux_X86_64 LibreOffice_project/40$Build-2</meta:generator>
    <meta:document-statistic meta:table-count="0" meta:image-count="0" meta:object-count="0" meta:page-count="1" meta:paragraph-count="16" meta:word-count="223" meta:character-count="1350" meta:non-whitespace-character-count="1141"/>
  </office:meta>
</office:document-meta>
</file>